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solid" draw:stroke-dash="Fine_20_Dashed"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1.643cm" fo:min-width="14.544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7" style:family="graphic">
      <style:graphic-properties style:protect="size"/>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objectwithoutfill">
      <style:graphic-properties draw:fill="none"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822cm" fo:min-width="15.428cm"/>
    </style:style>
    <style:style style:name="gr11" style:family="graphic" style:parent-style-name="standard">
      <style:graphic-properties draw:stroke="solid" svg:stroke-width="0.026cm" svg:stroke-color="#000000" svg:stroke-opacity="100%" draw:stroke-linejoin="round" draw:fill="solid" draw:fill-color="#b2b2b2"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14"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solid"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none" svg:stroke-color="#000000" draw:fill="none" draw:fill-color="#ffffff" draw:textarea-horizontal-align="left" draw:auto-grow-height="true" draw:auto-grow-width="true" fo:min-height="1.643cm" fo:min-width="21.023cm"/>
    </style:style>
    <style:style style:name="gr17" style:family="graphic" style:parent-style-name="objectwithoutfill">
      <style:graphic-properties draw:stroke="dash" draw:stroke-dash="Fine_20_Dashed" draw:fill="none" draw:textarea-horizontal-align="center" draw:textarea-vertical-align="middle"/>
    </style:style>
    <style:style style:name="gr18"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dash" draw:stroke-dash="Fine_20_Dashe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fill-color="#ffffff" fo:min-height="13.364cm"/>
    </style:style>
    <style:style style:name="pr2" style:family="presentation" style:parent-style-name="Default-notes">
      <style:graphic-properties draw:stroke="none" draw:fill="none" draw:fill-color="#ffffff" draw:textarea-horizontal-align="justify" draw:textarea-vertical-align="middle" fo:min-height="13.366cm" draw:shadow-color="#808080"/>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1" style:family="paragraph">
      <style:paragraph-properties fo:text-align="center"/>
    </style:style>
    <style:style style:name="P2" style:family="paragraph">
      <style:text-properties fo:font-family="'Microsoft YaHei'" style:font-family-generic="swiss" style:font-pitch="variable"/>
    </style:style>
    <style:style style:name="P3" style:family="paragraph">
      <style:text-properties fo:font-size="20pt"/>
    </style:style>
    <style:style style:name="P4" style:family="paragraph">
      <style:paragraph-properties style:writing-mode="lr-tb" style:font-independent-line-spacing="true"/>
    </style:style>
    <style:style style:name="P5" style:family="paragraph">
      <style:paragraph-properties fo:margin-left="0cm" fo:margin-right="0cm" fo:line-height="93%" fo:text-indent="0cm" style:line-break="strict" style:writing-mode="lr-tb"/>
    </style:style>
    <style:style style:name="P6" style:family="paragraph">
      <style:paragraph-properties fo:margin-left="0cm" fo:margin-right="0cm" fo:line-height="93%" fo:text-indent="0cm" style:line-break="strict" style:writing-mode="lr-tb" style:font-independent-line-spacing="true"/>
      <style:text-properties fo:font-size="18pt"/>
    </style:style>
    <style:style style:name="P7" style:family="paragraph">
      <style:paragraph-properties fo:text-align="center" style:writing-mode="lr-tb"/>
    </style:style>
    <style:style style:name="P8" style:family="paragraph">
      <style:text-properties fo:font-family="'Microsoft YaHei'" style:font-family-generic="swiss" style:font-pitch="variable" style:font-family-asian="'Microsoft YaHei'" style:font-family-generic-asian="swiss" style:font-pitch-asian="variable"/>
    </style:style>
    <style:style style:name="P9" style:family="paragraph">
      <style:text-properties fo:font-size="12pt"/>
    </style:style>
    <style:style style:name="T1" style:family="text">
      <style:text-properties fo:font-family="'Microsoft YaHei'" style:font-family-generic="swiss" style:font-pitch="variable" style:font-family-asian="'Microsoft YaHei'" style:font-family-generic-asian="swiss" style:font-pitch-asian="variable"/>
    </style:style>
    <style:style style:name="T2" style:family="text">
      <style:text-properties fo:font-family="'Microsoft YaHei'" style:font-family-generic="swiss" style:font-pitch="variable"/>
    </style:style>
    <style:style style:name="T3" style:family="text">
      <style:text-properties fo:color="#000000" fo:font-size="18pt" fo:language="de" fo:country="DE" style:language-asian="de" style:country-asian="DE" style:language-complex="de" style:country-complex="D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
        <draw:rect draw:style-name="gr1" draw:text-style-name="P1" draw:layer="layout" svg:width="11.024cm" svg:height="9.728cm" svg:x="7.7cm" svg:y="6.6cm">
          <text:p/>
        </draw:rect>
        <draw:ellipse draw:style-name="gr2" draw:text-style-name="P1" draw:layer="layout" svg:width="12.1cm" svg:height="12cm" svg:x="6.6cm" svg:y="4.3cm" draw:kind="section" draw:start-angle="215.57" draw:end-angle="38.26">
          <text:p/>
        </draw:ellipse>
        <draw:frame draw:style-name="gr3" draw:layer="layout" svg:width="0.925cm" svg:height="0.963cm" svg:x="17cm" svg:y="5.5cm">
          <draw:text-box>
            <text:p>A</text:p>
          </draw:text-box>
        </draw:frame>
        <draw:frame draw:style-name="gr3" draw:layer="layout" svg:width="0.925cm" svg:height="0.963cm" svg:x="18.401cm" svg:y="5.501cm">
          <draw:text-box>
            <text:p>B</text:p>
          </draw:text-box>
        </draw:frame>
        <draw:frame draw:style-name="gr4" draw:layer="layout" svg:width="0.959cm" svg:height="0.963cm" svg:x="6.7cm" svg:y="13.5cm">
          <draw:text-box>
            <text:p>C</text:p>
          </draw:text-box>
        </draw:frame>
        <draw:frame draw:style-name="gr4" draw:layer="layout" svg:width="0.959cm" svg:height="0.963cm" svg:x="6.701cm" svg:y="15.901cm">
          <draw:text-box>
            <text:p>D</text:p>
          </draw:text-box>
        </draw:frame>
        <draw:frame draw:style-name="gr5" draw:text-style-name="P2" draw:layer="layout" svg:width="15.044cm" svg:height="1.893cm" svg:x="4.419cm" svg:y="2cm">
          <draw:text-box>
            <text:p><text:span text:style-name="T1">四边形为矩形，</text:span><text:span text:style-name="T2">AC</text:span><text:span text:style-name="T1">是半圆的直径，</text:span><text:span text:style-name="T2">AB=3, CD=6</text:span><text:span text:style-name="T2">。</text:span></text:p>
            <text:p><text:span text:style-name="T1">求：</text:span><text:span text:style-name="T2">AC </text:span><text:span text:style-name="T1">的长度。</text:span></text:p>
          </draw:text-box>
        </draw:frame>
        <draw:frame draw:style-name="gr6" draw:layer="layout" svg:width="0.853cm" svg:height="0.963cm" svg:x="17.739cm" svg:y="5.6cm">
          <draw:text-box>
            <text:p>3</text:p>
          </draw:text-box>
        </draw:frame>
        <draw:frame draw:style-name="gr6" draw:layer="layout" svg:width="0.853cm" svg:height="0.963cm" svg:x="6.9cm" svg:y="14.7cm">
          <draw:text-box>
            <text:p>6</text:p>
          </draw:text-box>
        </draw:frame>
        <presentation:notes draw:style-name="dp2">
          <draw:page-thumbnail draw:style-name="gr7"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8" draw:text-style-name="P1" draw:layer="layout" svg:width="13cm" svg:height="13cm" svg:x="7cm" svg:y="5.2cm">
          <text:p/>
          <draw:enhanced-geometry svg:viewBox="0 0 21600 21600" draw:type="rectangle" draw:enhanced-path="M 0 0 L 21600 0 21600 21600 0 21600 0 0 Z N"/>
        </draw:custom-shape>
        <draw:custom-shape draw:style-name="gr8" draw:text-style-name="P1" draw:layer="layout" svg:width="12.979cm" svg:height="12.979cm" svg:x="7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1cm" svg:y1="5.2cm" svg:x2="17.1cm" svg:y2="6.2cm">
          <text:p/>
        </draw:line>
        <draw:line draw:style-name="gr9" draw:text-style-name="P1" draw:layer="layout" svg:x1="17cm" svg:y1="6.2cm" svg:x2="20cm" svg:y2="6.2cm">
          <text:p/>
        </draw:line>
        <draw:frame draw:style-name="gr6" draw:layer="layout" svg:width="0.853cm" svg:height="0.963cm" svg:x="18cm" svg:y="4.36cm">
          <draw:text-box>
            <text:p>6</text:p>
          </draw:text-box>
        </draw:frame>
        <draw:frame draw:style-name="gr6" draw:layer="layout" svg:width="0.853cm" svg:height="0.963cm" svg:x="19.901cm" svg:y="5.261cm">
          <draw:text-box>
            <text:p>3</text:p>
          </draw:text-box>
        </draw:frame>
        <draw:frame draw:style-name="gr10" draw:layer="layout" svg:width="15.928cm" svg:height="1.072cm" svg:x="3.895cm" svg:y="2cm">
          <draw:text-box>
            <text:p><text:span text:style-name="T1">大四边形是正方形，圆是正方形内切圆。 求圆的直径。</text:span></text:p>
          </draw:text-box>
        </draw:frame>
        <presentation:notes draw:style-name="dp2">
          <draw:page-thumbnail draw:style-name="gr7"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draw:custom-shape draw:style-name="gr11" draw:text-style-name="P4" draw:layer="layout" svg:width="12.748cm" svg:height="12.674cm" svg:x="7.347cm" svg:y="5.503cm">
          <text:p/>
          <draw:enhanced-geometry svg:viewBox="0 0 12749 12674" draw:type="non-primitive" draw:enhanced-path="M 0 12548 L 12748 12673 12748 12356 12738 12038 12721 11720 12696 11404 12662 11087 12621 10772 12571 10458 12513 10145 12447 9834 12373 9525 12292 9217 12202 8912 12105 8609 11999 8308 11886 8010 11766 7715 11638 7424 11502 7135 11359 6850 11209 6569 11051 6291 10887 6018 10715 5748 10537 5483 10352 5223 10160 4967 9961 4716 9757 4470 9546 4230 9329 3994 9106 3765 8877 3540 8642 3322 8402 3109 8156 2903 7905 2703 7649 2509 7389 2321 7123 2140 6853 1966 6579 1799 6300 1638 6017 1485 5730 1338 5440 1199 5146 1067 4849 942 4549 825 4246 715 3940 613 3632 519 3321 432 3008 353 2693 282 2377 219 2059 164 1739 116 1419 77 1098 46 776 22 453 7 130 0 0 12548 N"/>
        </draw:custom-shape>
        <draw:custom-shape draw:style-name="gr12" draw:text-style-name="P4" draw:layer="layout" svg:width="6.262cm" svg:height="12.497cm" svg:x="7.338cm" svg:y="5.499cm">
          <text:p/>
          <draw:enhanced-geometry svg:viewBox="0 0 6260 12499" draw:type="non-primitive" draw:enhanced-path="M 62 6249 L 0 12498 154 12497 308 12493 461 12485 614 12473 767 12457 920 12438 1072 12414 1223 12387 1374 12356 1524 12322 1673 12283 1821 12241 1968 12195 2114 12146 2258 12092 2401 12036 2543 11975 2683 11912 2821 11844 2958 11774 3093 11699 3227 11622 3358 11541 3487 11457 3614 11370 3739 11279 3862 11186 3982 11089 4100 10989 4215 10887 4328 10782 4438 10673 4546 10563 4651 10449 4752 10333 4852 10214 4948 10093 5041 9970 5131 9844 5218 9716 5301 9586 5382 9454 5459 9320 5533 9184 5604 9046 5671 8907 5734 8765 5795 8623 5851 8479 5904 8333 5954 8186 6000 8038 6042 7889 6080 7739 6115 7588 6146 7436 6174 7283 6197 7130 6217 6976 6233 6822 6245 6668 6253 6513 6258 6358 6259 6203 6256 6048 6249 5893 6238 5738 6224 5584 6206 5430 6183 5276 6158 5123 6128 4971 6095 4820 6058 4669 6017 4520 5973 4371 5925 4224 5873 4078 5818 3933 5759 3790 5697 3648 5631 3508 5562 3369 5489 3233 5413 3098 5334 2965 5252 2834 5166 2705 5077 2579 4986 2454 4891 2332 4793 2213 4692 2095 4588 1981 4482 1869 4373 1760 4261 1653 4147 1550 4030 1449 3910 1351 3789 1256 3665 1164 3538 1076 3410 991 3280 908 3147 830 3013 754 2877 682 2739 613 2599 548 2458 486 2316 428 2172 373 2027 322 1880 275 1733 231 1584 191 1435 155 1284 123 1133 94 981 69 829 48 676 31 523 17 369 8 216 2 62 0 62 6249 N"/>
        </draw:custom-shape>
        <draw:custom-shape draw:style-name="gr12" draw:text-style-name="P4" draw:layer="layout" svg:width="6.398cm" svg:height="6.5cm" svg:x="13.10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851cm" svg:height="0.961cm" svg:x="5.702cm" svg:y="10.799cm">
          <text:list text:style-name="L2">
            <text:list-header>
              <text:p text:style-name="P5"><text:span text:style-name="T3">4</text:span></text:p>
            </text:list-header>
          </text:list>
          <draw:enhanced-geometry svg:viewBox="0 0 21600 21600" draw:type="mso-spt202" draw:enhanced-path="M 0 0 L 21600 0 21600 21600 0 21600 0 0 Z N"/>
        </draw:custom-shape>
        <draw:line draw:style-name="gr14" draw:text-style-name="P7" draw:layer="layout" svg:x1="6.61cm" svg:y1="5.499cm" svg:x2="5.592cm" svg:y2="5.503cm">
          <text:p/>
        </draw:line>
        <draw:line draw:style-name="gr14" draw:text-style-name="P7" draw:layer="layout" svg:x1="6.61cm" svg:y1="18cm" svg:x2="5.592cm" svg:y2="18.005cm">
          <text:p/>
        </draw:line>
        <draw:line draw:style-name="gr15" draw:text-style-name="P7" draw:layer="layout" svg:x1="6.099cm" svg:y1="10.508cm" svg:x2="6.103cm" svg:y2="5.49cm">
          <text:p/>
        </draw:line>
        <draw:line draw:style-name="gr15" draw:text-style-name="P7" draw:layer="layout" svg:x1="6.099cm" svg:y1="11.999cm" svg:x2="6.103cm" svg:y2="18cm">
          <text:p/>
        </draw:line>
        <draw:frame draw:style-name="gr16" draw:text-style-name="P8" draw:layer="layout" svg:width="21.523cm" svg:height="1.893cm" svg:x="3cm" svg:y="2cm">
          <draw:text-box>
            <text:p><text:span text:style-name="T1">大圆是四分之一圆，中圆是半圆，小圆是完整圆，两两相切（</text:span><text:span text:style-name="T1">5</text:span><text:span text:style-name="T1">个切点）。</text:span></text:p>
            <text:p><text:span text:style-name="T1">求：阴影的面积</text:span></text:p>
          </draw:text-box>
        </draw:frame>
        <presentation:notes draw:style-name="dp2">
          <draw:page-thumbnail draw:style-name="gr7" draw:layer="layout" svg:width="14.847cm" svg:height="11.134cm" svg:x="3.074cm" svg:y="2.258cm" draw:page-number="3" presentation:class="page"/>
          <draw:frame presentation:style-name="pr2" draw:text-style-name="P9" draw:layer="layout" svg:width="16.801cm" svg:height="13.366cm" svg:x="2.098cm" svg:y="14.107cm" presentation:class="notes" presentation:placeholder="true">
            <draw:text-box/>
          </draw:frame>
        </presentation:notes>
      </draw:page>
      <draw:page draw:name="page4"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placeholder="true">
          <draw:text-box/>
        </draw:frame>
        <presentation:notes draw:style-name="dp2">
          <draw:page-thumbnail draw:style-name="gr7"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rect draw:style-name="gr1" draw:text-style-name="P1" draw:layer="layout" svg:width="11cm" svg:height="9.8cm" svg:x="7.7cm" svg:y="6.5cm">
          <text:p/>
        </draw:rect>
        <draw:ellipse draw:style-name="gr2" draw:text-style-name="P1" draw:layer="layout" svg:width="12.1cm" svg:height="12cm" svg:x="6.6cm" svg:y="4.3cm" draw:kind="section" draw:start-angle="215.57" draw:end-angle="38.26">
          <text:p/>
        </draw:ellipse>
        <draw:line draw:style-name="gr17" draw:text-style-name="P1" draw:layer="layout" svg:x1="18.699cm" svg:y1="10.5cm" svg:x2="12.4cm" svg:y2="10.5cm">
          <text:p/>
        </draw:line>
        <draw:line draw:style-name="gr17" draw:text-style-name="P1" draw:layer="layout" svg:x1="12.4cm" svg:y1="10.7cm" svg:x2="12.4cm" svg:y2="16.2cm">
          <text:p/>
        </draw:line>
        <draw:line draw:style-name="gr17" draw:text-style-name="P1" draw:layer="layout" svg:x1="7.8cm" svg:y1="13.8cm" svg:x2="12.3cm" svg:y2="13.8cm">
          <text:p/>
        </draw:line>
        <draw:line draw:style-name="gr17" draw:text-style-name="P1" draw:layer="layout" svg:x1="17.372cm" svg:y1="6.502cm" svg:x2="17.372cm" svg:y2="10.502cm">
          <text:p/>
        </draw:line>
        <presentation:notes draw:style-name="dp2">
          <draw:page-thumbnail draw:style-name="gr7"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8" draw:text-style-name="P1" draw:layer="layout" svg:width="13cm" svg:height="13cm" svg:x="7cm" svg:y="4.1cm">
          <text:p/>
          <draw:enhanced-geometry svg:viewBox="0 0 21600 21600" draw:type="rectangle" draw:enhanced-path="M 0 0 L 21600 0 21600 21600 0 21600 0 0 Z N"/>
        </draw:custom-shape>
        <draw:custom-shape draw:style-name="gr8" draw:text-style-name="P1" draw:layer="layout" svg:width="13cm" svg:height="13cm" svg:x="7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1cm" svg:y1="4.1cm" svg:x2="17.1cm" svg:y2="5.1cm">
          <text:p/>
        </draw:line>
        <draw:line draw:style-name="gr9" draw:text-style-name="P1" draw:layer="layout" svg:x1="17cm" svg:y1="5.1cm" svg:x2="20cm" svg:y2="5.1cm">
          <text:p/>
        </draw:line>
        <draw:line draw:style-name="gr17" draw:text-style-name="P1" draw:layer="layout" svg:x1="13.5cm" svg:y1="4.1cm" svg:x2="13.5cm" svg:y2="17.1cm">
          <text:p/>
        </draw:line>
        <draw:line draw:style-name="gr17" draw:text-style-name="P1" draw:layer="layout" svg:x1="17cm" svg:y1="5.1cm" svg:x2="13.5cm" svg:y2="5.1cm">
          <text:p/>
        </draw:line>
        <draw:line draw:style-name="gr17" draw:text-style-name="P1" draw:layer="layout" svg:x1="7cm" svg:y1="10.5cm" svg:x2="20cm" svg:y2="10.5cm">
          <text:p/>
        </draw:line>
        <draw:line draw:style-name="gr17" draw:text-style-name="P1" draw:layer="layout" svg:x1="13.5cm" svg:y1="10.5cm" svg:x2="17.2cm" svg:y2="5cm">
          <text:p/>
        </draw:line>
        <draw:line draw:style-name="gr17" draw:text-style-name="P1" draw:layer="layout" svg:x1="17.1cm" svg:y1="5cm" svg:x2="17.1cm" svg:y2="10.5cm">
          <text:p/>
        </draw:line>
        <presentation:notes draw:style-name="dp2">
          <draw:page-thumbnail draw:style-name="gr7"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custom-shape draw:style-name="gr18" draw:text-style-name="P4" draw:layer="layout" svg:width="12.748cm" svg:height="12.674cm" svg:x="6.747cm" svg:y="3.003cm">
          <text:p/>
          <draw:enhanced-geometry svg:viewBox="0 0 12749 12674" draw:type="non-primitive" draw:enhanced-path="M 0 12548 L 12748 12673 12748 12356 12738 12038 12721 11720 12696 11404 12662 11087 12621 10772 12571 10458 12513 10145 12447 9834 12373 9525 12292 9217 12202 8912 12105 8609 11999 8308 11886 8010 11766 7715 11638 7424 11502 7135 11359 6850 11209 6569 11051 6291 10887 6018 10715 5748 10537 5483 10352 5223 10160 4967 9961 4716 9757 4470 9546 4230 9329 3994 9106 3765 8877 3540 8642 3322 8402 3109 8156 2903 7905 2703 7649 2509 7389 2321 7123 2140 6853 1966 6579 1799 6300 1638 6017 1485 5730 1338 5440 1199 5146 1067 4849 942 4549 825 4246 715 3940 613 3632 519 3321 432 3008 353 2693 282 2377 219 2059 164 1739 116 1419 77 1098 46 776 22 453 7 130 0 0 12548 N"/>
        </draw:custom-shape>
        <draw:custom-shape draw:style-name="gr18" draw:text-style-name="P4" draw:layer="layout" svg:width="6.262cm" svg:height="12.497cm" svg:x="6.738cm" svg:y="2.999cm">
          <text:p/>
          <draw:enhanced-geometry svg:viewBox="0 0 6260 12499" draw:type="non-primitive" draw:enhanced-path="M 62 6249 L 0 12498 154 12497 308 12493 461 12485 614 12473 767 12457 920 12438 1072 12414 1223 12387 1374 12356 1524 12322 1673 12283 1821 12241 1968 12195 2114 12146 2258 12092 2401 12036 2543 11975 2683 11912 2821 11844 2958 11774 3093 11699 3227 11622 3358 11541 3487 11457 3614 11370 3739 11279 3862 11186 3982 11089 4100 10989 4215 10887 4328 10782 4438 10673 4546 10563 4651 10449 4752 10333 4852 10214 4948 10093 5041 9970 5131 9844 5218 9716 5301 9586 5382 9454 5459 9320 5533 9184 5604 9046 5671 8907 5734 8765 5795 8623 5851 8479 5904 8333 5954 8186 6000 8038 6042 7889 6080 7739 6115 7588 6146 7436 6174 7283 6197 7130 6217 6976 6233 6822 6245 6668 6253 6513 6258 6358 6259 6203 6256 6048 6249 5893 6238 5738 6224 5584 6206 5430 6183 5276 6158 5123 6128 4971 6095 4820 6058 4669 6017 4520 5973 4371 5925 4224 5873 4078 5818 3933 5759 3790 5697 3648 5631 3508 5562 3369 5489 3233 5413 3098 5334 2965 5252 2834 5166 2705 5077 2579 4986 2454 4891 2332 4793 2213 4692 2095 4588 1981 4482 1869 4373 1760 4261 1653 4147 1550 4030 1449 3910 1351 3789 1256 3665 1164 3538 1076 3410 991 3280 908 3147 830 3013 754 2877 682 2739 613 2599 548 2458 486 2316 428 2172 373 2027 322 1880 275 1733 231 1584 191 1435 155 1284 123 1133 94 981 69 829 48 676 31 523 17 369 8 216 2 62 0 62 6249 N"/>
        </draw:custom-shape>
        <draw:custom-shape draw:style-name="gr18" draw:text-style-name="P4" draw:layer="layout" svg:width="6.398cm" svg:height="6.5cm" svg:x="12.50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 draw:layer="layout" svg:x1="6.8cm" svg:y1="8.899cm" svg:x2="15.513cm" svg:y2="12.303cm">
          <text:p/>
        </draw:line>
        <draw:line draw:style-name="gr19" draw:text-style-name="P7" draw:layer="layout" svg:x1="15.602cm" svg:y1="15.491cm" svg:x2="15.606cm" svg:y2="12.281cm">
          <text:p/>
        </draw:line>
        <draw:line draw:style-name="gr19" draw:text-style-name="P7" draw:layer="layout" svg:x1="6.8cm" svg:y1="15.535cm" svg:x2="18.737cm" svg:y2="11.183cm">
          <text:p/>
        </draw:line>
        <draw:line draw:style-name="gr19" draw:text-style-name="P7" draw:layer="layout" svg:x1="6.8cm" svg:y1="12.299cm" svg:x2="15.69cm" svg:y2="12.325cm">
          <text:p/>
        </draw:line>
        <presentation:notes draw:style-name="dp2">
          <draw:page-thumbnail draw:style-name="gr7" draw:layer="layout" svg:width="14.847cm" svg:height="11.134cm" svg:x="3.074cm" svg:y="2.258cm" draw:page-number="7" presentation:class="page"/>
          <draw:frame presentation:style-name="pr2" draw:text-style-name="P9"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210 210" svg:d="M105 0l105 210h-21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9M33S</meta:editing-duration>
    <meta:editing-cycles>14</meta:editing-cycles>
    <meta:generator>OpenOffice/4.1.15$Win32 OpenOffice.org_project/4115m2$Build-9813</meta:generator>
    <dc:date>2026-04-03T11:01:12.51</dc:date>
    <meta:document-statistic meta:object-count="84"/>
  </office:meta>
</office:document-meta>
</file>